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20.103cm" svg:y="8.5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765cm" svg:height="6.136cm" svg:x="12.115cm" svg:y="0.106cm">
            <draw:object draw:notify-on-update-of-ranges="Sheet1.A1:Sheet1.A5 Sheet1.B1:Sheet1.B5 Sheet1.A1:Sheet1.A5 Sheet1.C1:Sheet1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161cm" svg:height="6.694cm" svg:x="10.683cm" svg:y="6.72cm">
            <draw:object draw:notify-on-update-of-ranges="Sheet1.A8:Sheet1.A12 Sheet1.B8:Sheet1.B12 Sheet1.A8:Sheet1.A12 Sheet1.C8:Sheet1.C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9.169cm" svg:y="13.467cm">
            <draw:object draw:notify-on-update-of-ranges="Sheet1.A15:Sheet1.A19 Sheet1.B15:Sheet1.B19 Sheet1.A15:Sheet1.A19 Sheet1.C15:Sheet1.C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92998" calcext:value-type="float">
            <text:p>1.992998</text:p>
          </table:table-cell>
          <table:table-cell office:value-type="float" office:value="1.991042" calcext:value-type="float">
            <text:p>1.9910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97885" calcext:value-type="float">
            <text:p>1.997885</text:p>
          </table:table-cell>
          <table:table-cell office:value-type="float" office:value="1.999005" calcext:value-type="float">
            <text:p>1.9990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9729" calcext:value-type="float">
            <text:p>1.99729</text:p>
          </table:table-cell>
          <table:table-cell office:value-type="float" office:value="1.996118" calcext:value-type="float">
            <text:p>1.996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.999673" calcext:value-type="float">
            <text:p>1.999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997558" calcext:value-type="float">
            <text:p>1.997558</text:p>
          </table:table-cell>
          <table:table-cell office:value-type="float" office:value="1.998309" calcext:value-type="float">
            <text:p>1.99830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4306" calcext:value-type="float">
            <text:p>0.494306</text:p>
          </table:table-cell>
          <table:table-cell office:value-type="float" office:value="0.494337" calcext:value-type="float">
            <text:p>0.4943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886" calcext:value-type="float">
            <text:p>0.49886</text:p>
          </table:table-cell>
          <table:table-cell office:value-type="float" office:value="0.498921" calcext:value-type="float">
            <text:p>0.4989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99534" calcext:value-type="float">
            <text:p>0.499534</text:p>
          </table:table-cell>
          <table:table-cell office:value-type="float" office:value="0.499091" calcext:value-type="float">
            <text:p>0.4990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98547" calcext:value-type="float">
            <text:p>0.498547</text:p>
          </table:table-cell>
          <table:table-cell office:value-type="float" office:value="0.498484" calcext:value-type="float">
            <text:p>0.4984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8843" calcext:value-type="float">
            <text:p>0.498843</text:p>
          </table:table-cell>
          <table:table-cell office:value-type="float" office:value="0.498222" calcext:value-type="float">
            <text:p>0.49822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2" calcext:value-type="float">
            <text:p>4.2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" calcext:value-type="float">
            <text:p>4.9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1:24:53.050913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0:25:14.881277487</meta:creation-date>
    <meta:generator>LibreOffice/6.4.7.2$Linux_X86_64 LibreOffice_project/40$Build-2</meta:generator>
    <dc:date>2022-09-26T11:26:05.502179191</dc:date>
    <meta:editing-duration>PT23M7S</meta:editing-duration>
    <meta:editing-cycles>10</meta:editing-cycles>
    <meta:document-statistic meta:table-count="1" meta:cell-count="4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0cm" svg:y="0cm" style:legend-expansion="high" chart:style-name="ch2"/>
        <chart:plot-area chart:style-name="ch3" svg:x="0.319cm" svg:y="0.18cm" svg:width="15.15cm" svg:height="8.646cm">
          <chartooo:coordinate-region svg:x="0.94cm" svg:y="0.379cm" svg:width="14.529cm" svg:height="8.248cm"/>
          <chart:axis chart:dimension="x" chart:name="primary-x" chart:style-name="ch4"/>
          <chart:axis chart:dimension="y" chart:name="primary-y" chart:style-name="ch4">
            <chart:grid chart:style-name="ch5" chart:class="min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66cm" svg:height="6.137cm" xlink:href=".." xlink:type="simple" chart:class="chart:scatter" chart:style-name="ch1">
        <chart:legend chart:legend-position="end" svg:x="7.914cm" svg:y="2.52cm" style:legend-expansion="high" chart:style-name="ch2"/>
        <chart:plot-area chart:style-name="ch3" table:cell-range-address="Sheet1.A1:Sheet1.C5" svg:x="0.562cm" svg:y="0.026cm" svg:width="8.835cm" svg:height="6.159cm">
          <chartooo:coordinate-region svg:x="1.66cm" svg:y="0.225cm" svg:width="7.55cm" svg:height="5.3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data-point chart:repeated="5"/>
          </chart:series>
          <chart:series chart:style-name="ch7" chart:values-cell-range-address="Sheet1.C1:Sheet1.C5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5</svg:desc>
                </draw:g>
              </table:table-cell>
              <table:table-cell office:value-type="float" office:value="1.992998">
                <text:p>1.992998</text:p>
                <draw:g>
                  <svg:desc>Sheet1.B1:Sheet1.B5</svg:desc>
                </draw:g>
              </table:table-cell>
              <table:table-cell office:value-type="float" office:value="1.991042">
                <text:p>1.991042</text:p>
                <draw:g>
                  <svg:desc>Sheet1.C1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997885">
                <text:p>1.997885</text:p>
              </table:table-cell>
              <table:table-cell office:value-type="float" office:value="1.999005">
                <text:p>1.999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99729">
                <text:p>1.99729</text:p>
              </table:table-cell>
              <table:table-cell office:value-type="float" office:value="1.996118">
                <text:p>1.996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.999673">
                <text:p>1.999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997558">
                <text:p>1.997558</text:p>
              </table:table-cell>
              <table:table-cell office:value-type="float" office:value="1.998309">
                <text:p>1.998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62cm" svg:height="6.695cm" xlink:href=".." xlink:type="simple" chart:class="chart:scatter" chart:style-name="ch1">
        <chart:legend chart:legend-position="end" svg:x="10.31cm" svg:y="2.799cm" style:legend-expansion="high" chart:style-name="ch2"/>
        <chart:plot-area chart:style-name="ch3" table:cell-range-address="Sheet1.A8:Sheet1.C12" svg:x="1.446cm" svg:y="0.223cm" svg:width="10.516cm" svg:height="6.643cm">
          <chartooo:coordinate-region svg:x="2.544cm" svg:y="0.422cm" svg:width="9.231cm" svg:height="5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12" chart:class="chart:scatter">
            <chart:domain table:cell-range-address="Sheet1.A8:Sheet1.A12"/>
            <chart:data-point chart:repeated="5"/>
          </chart:series>
          <chart:series chart:style-name="ch7" chart:values-cell-range-address="Sheet1.C8:Sheet1.C12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8:Sheet1.A12</svg:desc>
                </draw:g>
              </table:table-cell>
              <table:table-cell office:value-type="float" office:value="0.494306">
                <text:p>0.494306</text:p>
                <draw:g>
                  <svg:desc>Sheet1.B8:Sheet1.B12</svg:desc>
                </draw:g>
              </table:table-cell>
              <table:table-cell office:value-type="float" office:value="0.494337">
                <text:p>0.494337</text:p>
                <draw:g>
                  <svg:desc>Sheet1.C8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9886">
                <text:p>0.49886</text:p>
              </table:table-cell>
              <table:table-cell office:value-type="float" office:value="0.498921">
                <text:p>0.498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99534">
                <text:p>0.499534</text:p>
              </table:table-cell>
              <table:table-cell office:value-type="float" office:value="0.499091">
                <text:p>0.499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498547">
                <text:p>0.498547</text:p>
              </table:table-cell>
              <table:table-cell office:value-type="float" office:value="0.498484">
                <text:p>0.498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98843">
                <text:p>0.498843</text:p>
              </table:table-cell>
              <table:table-cell office:value-type="float" office:value="0.498222">
                <text:p>0.498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3.954cm" style:legend-expansion="high" chart:style-name="ch2"/>
        <chart:plot-area chart:style-name="ch3" table:cell-range-address="Sheet1.A15:Sheet1.C19" svg:x="0.319cm" svg:y="0.18cm" svg:width="12.508cm" svg:height="8.645cm">
          <chartooo:coordinate-region svg:x="0.755cm" svg:y="0.379cm" svg:width="11.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19" chart:class="chart:scatter">
            <chart:domain table:cell-range-address="Sheet1.A15:Sheet1.A19"/>
            <chart:data-point chart:repeated="5"/>
          </chart:series>
          <chart:series chart:style-name="ch7" chart:values-cell-range-address="Sheet1.C15:Sheet1.C19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5:Sheet1.A19</svg:desc>
                </draw:g>
              </table:table-cell>
              <table:table-cell office:value-type="float" office:value="4.9">
                <text:p>4.9</text:p>
                <draw:g>
                  <svg:desc>Sheet1.B15:Sheet1.B19</svg:desc>
                </draw:g>
              </table:table-cell>
              <table:table-cell office:value-type="float" office:value="9.1">
                <text:p>9.1</text:p>
                <draw:g>
                  <svg:desc>Sheet1.C15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2">
                <text:p>4.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.3">
                <text:p>4.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